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2.572in"/>
    </style:style>
    <style:style style:name="co4" style:family="table-column">
      <style:table-column-properties fo:break-before="auto" style:column-width="6.6437in"/>
    </style:style>
    <style:style style:name="co5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7016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/>
    </style:style>
    <style:style style:name="ce2" style:family="table-cell" style:parent-style-name="Excel_20_Built-in_20_Normal">
      <style:text-properties style:use-window-font-color="true"/>
    </style:style>
    <style:style style:name="ce3" style:family="table-cell" style:parent-style-name="Excel_20_Built-in_20_Normal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/>
    </style:style>
    <style:style style:name="ce4" style:family="table-cell" style:parent-style-name="Excel_20_Built-in_20_Normal">
      <style:table-cell-properties fo:border-bottom="0.0138in solid #000000" style:diagonal-bl-tr="none" style:diagonal-tl-br="none" fo:border-left="none" fo:border-right="0.0138in solid #000000" fo:border-top="0.0138in solid #000000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="false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Nr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Beschreibung</text:p>
          </table:table-cell>
          <table:table-cell table:style-name="ce3" office:value-type="string">
            <text:p>Sichtbarkeit</text:p>
          </table:table-cell>
          <table:table-cell table:style-name="ce4" office:value-type="string">
            <text:p>Relevanz</text:p>
          </table:table-cell>
          <table:table-cell table:number-columns-repeated="1019"/>
        </table:table-row>
        <table:table-row table:style-name="ro1">
          <table:table-cell office:value-type="string">
            <text:p>F1</text:p>
          </table:table-cell>
          <table:table-cell office:value-type="string">
            <text:p>Kategorienauswahl</text:p>
          </table:table-cell>
          <table:table-cell office:value-type="string">
            <text:p>Auswählen der Kategorien, die gefragt werden sollen</text:p>
          </table:table-cell>
          <table:table-cell table:number-columns-repeated="2"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F2</text:p>
          </table:table-cell>
          <table:table-cell office:value-type="string">
            <text:p>Karten mischen</text:p>
          </table:table-cell>
          <table:table-cell office:value-type="string">
            <text:p>Ausgewählte Kategorien-Karten vermischen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3</text:p>
          </table:table-cell>
          <table:table-cell office:value-type="string">
            <text:p>Spieler auswählen</text:p>
          </table:table-cell>
          <table:table-cell office:value-type="string">
            <text:p>Anzahl und Farben der Spieler bestimmen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4</text:p>
          </table:table-cell>
          <table:table-cell office:value-type="string">
            <text:p>Spielernamen eingeben</text:p>
          </table:table-cell>
          <table:table-cell office:value-type="string">
            <text:p>Namen der verschiedenen Spieler erfassen</text:p>
          </table:table-cell>
          <table:table-cell table:number-columns-repeated="2"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F5</text:p>
          </table:table-cell>
          <table:table-cell office:value-type="string">
            <text:p>Reihenfolge Festlegen</text:p>
          </table:table-cell>
          <table:table-cell office:value-type="string">
            <text:p>Reihenfolge der Spieler festlegen durch abwechselndes Würfeln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6</text:p>
          </table:table-cell>
          <table:table-cell office:value-type="string">
            <text:p>Spiel Starten</text:p>
          </table:table-cell>
          <table:table-cell office:value-type="string">
            <text:p>Start der Spielrunde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7</text:p>
          </table:table-cell>
          <table:table-cell office:value-type="string">
            <text:p>Spielplan aufbauen</text:p>
          </table:table-cell>
          <table:table-cell office:value-type="string">
            <text:p>Spielfelder, Heimatfelder, Wissensstandanzeige und Kart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8</text:p>
          </table:table-cell>
          <table:table-cell office:value-type="string">
            <text:p>Spielfiguren setzen</text:p>
          </table:table-cell>
          <table:table-cell office:value-type="string">
            <text:p>Spielfiguren auf die Startpositionen setz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9</text:p>
          </table:table-cell>
          <table:table-cell office:value-type="string">
            <text:p>Würfeln</text:p>
          </table:table-cell>
          <table:table-cell office:value-type="string">
            <text:p>Würfeln mit einem Sechsseitigen Würfel mit den Zahlen 1-6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10</text:p>
          </table:table-cell>
          <table:table-cell office:value-type="string">
            <text:p>Würfelergebnis anzeigen</text:p>
          </table:table-cell>
          <table:table-cell office:value-type="string">
            <text:p>…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11</text:p>
          </table:table-cell>
          <table:table-cell office:value-type="string">
            <text:p>Zugmöglichkeiten anzeigen</text:p>
          </table:table-cell>
          <table:table-cell office:value-type="string">
            <text:p>Farbliche hervorhebung der möglichen Zuge</text:p>
          </table:table-cell>
          <table:table-cell table:number-columns-repeated="2"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F12</text:p>
          </table:table-cell>
          <table:table-cell office:value-type="string">
            <text:p>Zugmöglichkeiten berechnen</text:p>
          </table:table-cell>
          <table:table-cell office:value-type="string">
            <text:p>Berechnen, welche Zugmöglichkeiten der aktuelle Spieler mit dem aktuellen Wurf hat</text:p>
          </table:table-cell>
          <table:table-cell office:value-type="string">
            <text:p>v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F13</text:p>
          </table:table-cell>
          <table:table-cell office:value-type="string">
            <text:p>Laufen</text:p>
          </table:table-cell>
          <table:table-cell office:value-type="string">
            <text:p>Spielfigur verschieb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14</text:p>
          </table:table-cell>
          <table:table-cell office:value-type="string">
            <text:p>Spielfigur ins Feld bringen</text:p>
          </table:table-cell>
          <table:table-cell office:value-type="string">
            <text:p>Spielfigur von Heimatfeld ins Spielfeld setz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15</text:p>
          </table:table-cell>
          <table:table-cell office:value-type="string">
            <text:p>Frage stellen</text:p>
          </table:table-cell>
          <table:table-cell office:value-type="string">
            <text:p>Kategorie auswählen lassen, nächste Karte vom ausgewählten Stapel ziehen und Frage stell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16</text:p>
          </table:table-cell>
          <table:table-cell office:value-type="string">
            <text:p>Antwort prüfen</text:p>
          </table:table-cell>
          <table:table-cell office:value-type="string">
            <text:p>Antwort auf Richtigkeit prüf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17</text:p>
          </table:table-cell>
          <table:table-cell office:value-type="string">
            <text:p>Wissendsstandsanzeiger erhöhen</text:p>
          </table:table-cell>
          <table:table-cell office:value-type="string">
            <text:p>…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18</text:p>
          </table:table-cell>
          <table:table-cell office:value-type="string">
            <text:p>Wissendsstandsanzeiger verringern</text:p>
          </table:table-cell>
          <table:table-cell office:value-type="string">
            <text:p>…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19</text:p>
          </table:table-cell>
          <table:table-cell office:value-type="string">
            <text:p>Spieler zurücksetzen</text:p>
          </table:table-cell>
          <table:table-cell office:value-type="string">
            <text:p>Spielstein auf Heimatposition setze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F20</text:p>
          </table:table-cell>
          <table:table-cell office:value-type="string">
            <text:p>Sieger bestimmen</text:p>
          </table:table-cell>
          <table:table-cell office:value-type="string">
            <text:p>Prüfen ob jemand gewonnen hat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F21</text:p>
          </table:table-cell>
          <table:table-cell office:value-type="string">
            <text:p>Spiel neustarten</text:p>
          </table:table-cell>
          <table:table-cell office:value-type="string">
            <text:p>nach bedarf (Spieler Fragen)</text:p>
          </table:table-cell>
          <table:table-cell table:number-columns-repeated="2"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F22</text:p>
          </table:table-cell>
          <table:table-cell table:number-columns-repeated="1023"/>
        </table:table-row>
        <table:table-row table:style-name="ro1">
          <table:table-cell office:value-type="string">
            <text:p>F23</text:p>
          </table:table-cell>
          <table:table-cell table:number-columns-repeated="1023"/>
        </table:table-row>
        <table:table-row table:style-name="ro1">
          <table:table-cell office:value-type="string">
            <text:p>F2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1</text:p>
          </table:table-cell>
          <table:table-cell office:value-type="string">
            <text:p>Spielplan</text:p>
          </table:table-cell>
          <table:table-cell office:value-type="string">
            <text:p>Spielfeld, Heimatfelder, Wissensstandsanzeige, Kategorie-Felder und Würfel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2</text:p>
          </table:table-cell>
          <table:table-cell office:value-type="string">
            <text:p>Spielfeld</text:p>
          </table:table-cell>
          <table:table-cell office:value-type="string">
            <text:p>Der grosse Kreis in der mitte mit den vielen kleinen Kreisen aussenrum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3</text:p>
          </table:table-cell>
          <table:table-cell office:value-type="string">
            <text:p>Heimatfelder</text:p>
          </table:table-cell>
          <table:table-cell office:value-type="string">
            <text:p>Anfangsposition der Einzelnen Spielfiguren der jeweiligen Spieler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4</text:p>
          </table:table-cell>
          <table:table-cell office:value-type="string">
            <text:p>Startpositionen</text:p>
          </table:table-cell>
          <table:table-cell office:value-type="string">
            <text:p>Die Felder auf dem Spielfeld, in die die Figuren, aus dem Heimatfeld kommend, anfangen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5</text:p>
          </table:table-cell>
          <table:table-cell office:value-type="string">
            <text:p>Spielfiguren</text:p>
          </table:table-cell>
          <table:table-cell office:value-type="string">
            <text:p>Rot, Gelb, Blau, Grün, Weiss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6</text:p>
          </table:table-cell>
          <table:table-cell office:value-type="string">
            <text:p>Spieler</text:p>
          </table:table-cell>
          <table:table-cell office:value-type="string">
            <text:p>mit Name und Farb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7</text:p>
          </table:table-cell>
          <table:table-cell office:value-type="string">
            <text:p>Wissenfelder</text:p>
          </table:table-cell>
          <table:table-cell office:value-type="string">
            <text:p>Wissensstandsanzeige, 4-farbig</text:p>
          </table:table-cell>
          <table:table-cell/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E8</text:p>
          </table:table-cell>
          <table:table-cell office:value-type="string">
            <text:p>Lauffelder</text:p>
          </table:table-cell>
          <table:table-cell office:value-type="string">
            <text:p>Felder auf denen sich die Figuren bewegen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9</text:p>
          </table:table-cell>
          <table:table-cell office:value-type="string">
            <text:p>Heimfelder</text:p>
          </table:table-cell>
          <table:table-cell office:value-type="string">
            <text:p>Startfelder der Figuren in entsprechenden Farben</text:p>
          </table:table-cell>
          <table:table-cell/>
          <table:table-cell office:value-type="string">
            <text:p>w</text:p>
          </table:table-cell>
          <table:table-cell table:number-columns-repeated="1019"/>
        </table:table-row>
        <table:table-row table:style-name="ro1">
          <table:table-cell office:value-type="string">
            <text:p>E10</text:p>
          </table:table-cell>
          <table:table-cell office:value-type="string">
            <text:p>Kategorienfelder</text:p>
          </table:table-cell>
          <table:table-cell office:value-type="string">
            <text:p>Gelb, Blau, Rot, Grün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11</text:p>
          </table:table-cell>
          <table:table-cell office:value-type="string">
            <text:p>Karten</text:p>
          </table:table-cell>
          <table:table-cell office:value-type="string">
            <text:p>Karten mit Frage und Antworten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12</text:p>
          </table:table-cell>
          <table:table-cell office:value-type="string">
            <text:p>Würfel</text:p>
          </table:table-cell>
          <table:table-cell office:value-type="string">
            <text:p>6-Seitig mit Zahlen 1-6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13</text:p>
          </table:table-cell>
          <table:table-cell office:value-type="string">
            <text:p>Namensfelder</text:p>
          </table:table-cell>
          <table:table-cell office:value-type="string">
            <text:p>Namensanzeige der Spieler</text:p>
          </table:table-cell>
          <table:table-cell/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E14</text:p>
          </table:table-cell>
          <table:table-cell office:value-type="string">
            <text:p>Aktueller Spieler</text:p>
          </table:table-cell>
          <table:table-cell office:value-type="string">
            <text:p>Merker, welcher Spieler an der Reihe ist</text:p>
          </table:table-cell>
          <table:table-cell/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E15</text:p>
          </table:table-cell>
          <table:table-cell office:value-type="string">
            <text:p>Frage</text:p>
          </table:table-cell>
          <table:table-cell office:value-type="string">
            <text:p>Frage die gestellt werden kann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16</text:p>
          </table:table-cell>
          <table:table-cell office:value-type="string">
            <text:p>Antwort</text:p>
          </table:table-cell>
          <table:table-cell office:value-type="string">
            <text:p>Richtige und Falsche mögliche Antworten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>
            <text:p>E17</text:p>
          </table:table-cell>
          <table:table-cell office:value-type="string">
            <text:p>Highscoreliste</text:p>
          </table:table-cell>
          <table:table-cell office:value-type="string">
            <text:p>Bestenliste der bisherigen Benutzer dieses Spieles</text:p>
          </table:table-cell>
          <table:table-cell/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>
            <text:p>E18</text:p>
          </table:table-cell>
          <table:table-cell table:number-columns-repeated="1023"/>
        </table:table-row>
        <table:table-row table:style-name="ro1">
          <table:table-cell office:value-type="string">
            <text:p>E19</text:p>
          </table:table-cell>
          <table:table-cell table:number-columns-repeated="1023"/>
        </table:table-row>
        <table:table-row table:style-name="ro1">
          <table:table-cell office:value-type="string">
            <text:p>E20</text:p>
          </table:table-cell>
          <table:table-cell table:number-columns-repeated="1023"/>
        </table:table-row>
        <table:table-row table:style-name="ro1">
          <table:table-cell office:value-type="string">
            <text:p>E21</text:p>
          </table:table-cell>
          <table:table-cell table:number-columns-repeated="1023"/>
        </table:table-row>
        <table:table-row table:style-name="ro1">
          <table:table-cell office:value-type="string">
            <text:p>E22</text:p>
          </table:table-cell>
          <table:table-cell table:number-columns-repeated="1023"/>
        </table:table-row>
        <table:table-row table:style-name="ro1">
          <table:table-cell office:value-type="string">
            <text:p>E23</text:p>
          </table:table-cell>
          <table:table-cell table:number-columns-repeated="1023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table:table-column table:style-name="co1" table:default-cell-style-name="Excel_20_Built-in_20_Normal"/>
        <table:table-column table:style-name="co6" table:number-columns-repeated="1023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1" table:default-cell-style-name="Excel_20_Built-in_20_Normal"/>
        <table:table-column table:style-name="co6" table:number-columns-repeated="1023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11:5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text:p><text:span text:style-name="MT1"><text:file-name text:display="full">???</text:file-name></text:span><text:span text:style-name="MT1">Seite </text:span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text:p><text:span text:style-name="MT1"><text:file-name text:display="full">???</text:file-name></text:span><text:span text:style-name="MT1">Seite 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text:p><text:span text:style-name="MT1"><text:file-name text:display="full">???</text:file-name></text:span><text:span text:style-name="MT1">Seite 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13T11:50:16.48</dc:date>
    <dc:creator>Frederic Behrens</dc:creator>
    <meta:generator>OpenOffice.org/3.3$Win32 OpenOffice.org_project/330m20$Build-9567</meta:generator>
    <meta:editing-duration>PT1M32S</meta:editing-duration>
    <meta:editing-cycles>1</meta:editing-cycles>
    <meta:document-statistic meta:table-count="3" meta:cell-count="187" meta:object-count="0"/>
  </office:meta>
</office:document-meta>
</file>